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2.956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2.956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2.956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2.956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40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2.713cm" fo:min-width="2.74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2.712cm" fo:min-width="2.743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2.74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3.068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692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4.454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36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2.20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2.11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c55a11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548235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b0f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70c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variant="normal" fo:text-transform="none" fo:color="#2e75b6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a6a6a6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c55a1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Other Useful Concepts</text:span></text:p>
          </draw:text-box>
        </draw:frame>
        <draw:frame draw:name="Subtitle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ts, Barriers and PreCond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Agents, Barriers and PreCondtions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These don’t explicitly exist in PyCSP 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But they’re useful concepts from JCSP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They’re not essential, but they might be useful concepts to help think about concurrent systems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t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Agents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Agents are special ‘processes’ that are passed between other processes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They usually will have access to a channel to communicate back to their sender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They may be passed over a network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t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Agents</text:span></text:p>
          </draw:text-box>
        </draw:frame>
        <draw:custom-shape draw:name="Rounded Rectangle 4" draw:style-name="gr2" draw:text-style-name="P9" draw:layer="layout" svg:width="4.09cm" svg:height="2.165cm" svg:x="19.935cm" svg:y="12.947cm">
          <text:p text:style-name="P8"><text:span text:style-name="T4">Receiv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2" draw:text-style-name="P9" draw:layer="layout" svg:width="4.09cm" svg:height="2.165cm" svg:x="7.969cm" svg:y="12.916cm">
          <text:p text:style-name="P8"><text:span text:style-name="T4">Receiv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" draw:text-style-name="P9" draw:layer="layout" svg:width="4.09cm" svg:height="2.165cm" svg:x="7.969cm" svg:y="6.719cm">
          <text:p text:style-name="P10"><text:span text:style-name="T4">Send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2" draw:text-style-name="P9" draw:layer="layout" svg:width="4.09cm" svg:height="2.165cm" svg:x="19.963cm" svg:y="6.689cm">
          <text:p text:style-name="P10"><text:span text:style-name="T4">Receiv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2" draw:style-name="gr3" draw:text-style-name="P11" draw:layer="layout" svg:width="0.027cm" svg:height="4.091cm" svg:x="21.978cm" svg:y="8.8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" draw:style-name="gr3" draw:text-style-name="P11" draw:layer="layout" svg:width="0.001cm" svg:height="4.03cm" svg:x="10.014cm" svg:y="8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3" draw:text-style-name="P11" draw:layer="layout" svg:width="7.903cm" svg:height="0.03cm" svg:x="12.06cm" svg:y="7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3" draw:text-style-name="P11" draw:layer="layout" svg:width="7.874cm" svg:height="0.03cm" svg:x="12.06cm" svg:y="13.999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t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Agents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5">@process</text:span></text:p>
            <text:p text:style-name="P12"><text:span text:style-name="T6">def</text:span><text:span text:style-name="T3"> </text:span><text:span text:style-name="T7">receiver</text:span><text:span text:style-name="T3">(name</text:span><text:span text:style-name="T6">,</text:span><text:span text:style-name="T3"> out_channel</text:span><text:span text:style-name="T6">,</text:span><text:span text:style-name="T3"> in_channel):</text:span></text:p>
            <text:p text:style-name="P12"><text:span text:style-name="T3"><text:tab/></text:span><text:span text:style-name="T6">while True</text:span><text:span text:style-name="T3">:</text:span></text:p>
            <text:p text:style-name="P12"><text:span text:style-name="T3"><text:tab/></text:span><text:span text:style-name="T3"><text:tab/></text:span><text:span text:style-name="T3">message = in_channel()</text:span></text:p>
            <text:p text:style-name="P12"><text:span text:style-name="T3"><text:tab/></text:span><text:span text:style-name="T3"><text:tab/></text:span><text:span text:style-name="T3">message.run(name)</text:span></text:p>
            <text:p text:style-name="P12"><text:span text:style-name="T3"><text:tab/></text:span><text:span text:style-name="T3"><text:tab/></text:span><text:span text:style-name="T3">out_channel(messag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t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Agent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5">@process</text:span></text:p>
            <text:p text:style-name="P12"><text:span text:style-name="T6">def</text:span><text:span text:style-name="T3"> </text:span><text:span text:style-name="T7">sender</text:span><text:span text:style-name="T3">(out_channel</text:span><text:span text:style-name="T6">,</text:span><text:span text:style-name="T3"> in_channel):</text:span></text:p>
            <text:p text:style-name="P12"><text:span text:style-name="T3"><text:tab/></text:span><text:span text:style-name="T3">agent_to_sender = Channel()</text:span></text:p>
            <text:p text:style-name="P12"><text:span text:style-name="T3"><text:tab/></text:span><text:span text:style-name="T3">agent = Agent(agent_to_sender.writer())</text:span></text:p>
            <text:p text:style-name="P12"><text:span text:style-name="T3"><text:tab/></text:span><text:span text:style-name="T3">from_agent = agent_to_sender.reader()</text:span></text:p>
            <text:p text:style-name="P12"><text:span text:style-name="T3"><text:tab/></text:span><text:span text:style-name="T3">out_channel(agent)</text:span></text:p>
            <text:p text:style-name="P12"><text:span text:style-name="T3"/></text:p>
            <text:p text:style-name="P12"><text:span text:style-name="T3"><text:tab/></text:span><text:span text:style-name="T6">while True</text:span><text:span text:style-name="T3">:</text:span></text:p>
            <text:p text:style-name="P12"><text:span text:style-name="T3"><text:tab/></text:span><text:span text:style-name="T3"><text:tab/></text:span><text:span text:style-name="T3"> <text:s text:c="3"/></text:span><text:span text:style-name="T3">input_channel</text:span><text:span text:style-name="T6">,</text:span><text:span text:style-name="T3"> input_message = PriSelect(</text:span></text:p>
            <text:p text:style-name="P12"><text:span text:style-name="T3"><text:tab/></text:span><text:span text:style-name="T3"><text:tab/></text:span><text:span text:style-name="T3"><text:tab/></text:span><text:span text:style-name="T3"> <text:s text:c="7"/></text:span><text:span text:style-name="T3">InputGuard(in_channel)</text:span><text:span text:style-name="T6">,</text:span></text:p>
            <text:p text:style-name="P12"><text:span text:style-name="T3"><text:tab/></text:span><text:span text:style-name="T3"><text:tab/></text:span><text:span text:style-name="T3"><text:tab/></text:span><text:span text:style-name="T3"> <text:s text:c="7"/></text:span><text:span text:style-name="T3">InputGuard(from_agent))</text:span></text:p>
            <text:p text:style-name="P12"><text:span text:style-name="T3"><text:tab/></text:span><text:span text:style-name="T3"><text:tab/></text:span><text:span text:style-name="T3"> <text:s text:c="3"/></text:span><text:span text:style-name="T6">if</text:span><text:span text:style-name="T3"> input_channel == in_channel:</text:span></text:p>
            <text:p text:style-name="P12"><text:span text:style-name="T3"><text:tab/></text:span><text:span text:style-name="T3"><text:tab/></text:span><text:span text:style-name="T3"><text:tab/></text:span><text:span text:style-name="T3"> <text:s text:c="7"/></text:span><text:span text:style-name="T8">print</text:span><text:span text:style-name="T3">(input_message.names)</text:span></text:p>
            <text:p text:style-name="P12"><text:span text:style-name="T3"><text:tab/></text:span><text:span text:style-name="T3"><text:tab/></text:span><text:span text:style-name="T3"> <text:s text:c="3"/></text:span><text:span text:style-name="T6">if</text:span><text:span text:style-name="T3"> input_channel == from_agent:</text:span></text:p>
            <text:p text:style-name="P12"><text:span text:style-name="T3"><text:tab/></text:span><text:span text:style-name="T3"><text:tab/></text:span><text:span text:style-name="T3"><text:tab/></text:span><text:span text:style-name="T3"> <text:s text:c="7"/></text:span><text:span text:style-name="T8">print</text:span><text:span text:style-name="T3">(input_messag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t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Agent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6">class</text:span><text:span text:style-name="T3"> Agent:</text:span></text:p>
            <text:p text:style-name="P12"><text:span text:style-name="T3"><text:tab/></text:span><text:span text:style-name="T6">def</text:span><text:span text:style-name="T3"> </text:span><text:span text:style-name="T9">__init__</text:span><text:span text:style-name="T3">(</text:span><text:span text:style-name="T10">self</text:span><text:span text:style-name="T6">,</text:span><text:span text:style-name="T3"> to_sender):</text:span></text:p>
            <text:p text:style-name="P12"><text:span text:style-name="T3"><text:tab/></text:span><text:span text:style-name="T3"><text:tab/></text:span><text:span text:style-name="T10">self</text:span><text:span text:style-name="T3">.to_sender = to_sender</text:span></text:p>
            <text:p text:style-name="P12"><text:span text:style-name="T3"><text:tab/></text:span><text:span text:style-name="T3"><text:tab/></text:span><text:span text:style-name="T10">self</text:span><text:span text:style-name="T3">.names = </text:span><text:span text:style-name="T8">list</text:span><text:span text:style-name="T3">()</text:span></text:p>
            <text:p text:style-name="P12"><text:span text:style-name="T3"/></text:p>
            <text:p text:style-name="P12"><text:span text:style-name="T3"><text:tab/></text:span><text:span text:style-name="T6">def</text:span><text:span text:style-name="T3"> </text:span><text:span text:style-name="T7">run</text:span><text:span text:style-name="T3">(</text:span><text:span text:style-name="T10">self</text:span><text:span text:style-name="T6">,</text:span><text:span text:style-name="T3"> name):</text:span></text:p>
            <text:p text:style-name="P12"><text:span text:style-name="T3"><text:tab/></text:span><text:span text:style-name="T3"><text:tab/></text:span><text:span text:style-name="T10">self</text:span><text:span text:style-name="T3">.to_sender(</text:span><text:span text:style-name="T11">"hello from " </text:span><text:span text:style-name="T3">+ name)</text:span></text:p>
            <text:p text:style-name="P12"><text:span text:style-name="T3"><text:tab/></text:span><text:span text:style-name="T3"><text:tab/></text:span><text:span text:style-name="T10">self</text:span><text:span text:style-name="T3">.names.append(nam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t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Agent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6">if </text:span><text:span text:style-name="T3">__name__ == </text:span><text:span text:style-name="T11">'__main__'</text:span><text:span text:style-name="T3">:</text:span></text:p>
            <text:p text:style-name="P12"><text:span text:style-name="T3"><text:tab/></text:span><text:span text:style-name="T3">channel_1 = Channel()</text:span></text:p>
            <text:p text:style-name="P12"><text:span text:style-name="T3"><text:tab/></text:span><text:span text:style-name="T3">channel_2 = Channel()</text:span></text:p>
            <text:p text:style-name="P12"><text:span text:style-name="T3"><text:tab/></text:span><text:span text:style-name="T3">channel_3 = Channel()</text:span></text:p>
            <text:p text:style-name="P12"><text:span text:style-name="T3"><text:tab/></text:span><text:span text:style-name="T3">channel_4 = Channel()</text:span></text:p>
            <text:p text:style-name="P12"><text:span text:style-name="T3"/></text:p>
            <text:p text:style-name="P12"><text:span text:style-name="T3"><text:tab/></text:span><text:span text:style-name="T3">process_list = [</text:span></text:p>
            <text:p text:style-name="P12"><text:span text:style-name="T3"><text:tab/></text:span><text:span text:style-name="T3"><text:tab/></text:span><text:span text:style-name="T3">sender(channel_1.writer()</text:span><text:span text:style-name="T6">,</text:span><text:span text:style-name="T3"> channel_4.reader())</text:span><text:span text:style-name="T6">,</text:span></text:p>
            <text:p text:style-name="P12"><text:span text:style-name="T3"><text:tab/></text:span><text:span text:style-name="T3"><text:tab/></text:span><text:span text:style-name="T3">receiver(</text:span><text:span text:style-name="T11">"Sam”</text:span><text:span text:style-name="T6">,</text:span><text:span text:style-name="T3"> channel_2.writer()</text:span><text:span text:style-name="T6">, </text:span><text:span text:style-name="T3">channel_1.reader())</text:span><text:span text:style-name="T6">,</text:span></text:p>
            <text:p text:style-name="P12"><text:span text:style-name="T3"><text:tab/></text:span><text:span text:style-name="T3"><text:tab/></text:span><text:span text:style-name="T3">receiver(</text:span><text:span text:style-name="T11">"Gerty”</text:span><text:span text:style-name="T6">,</text:span><text:span text:style-name="T3"> channel_3.writer()</text:span><text:span text:style-name="T6">,</text:span><text:span text:style-name="T3"> channel_2.reader())</text:span><text:span text:style-name="T6">,</text:span></text:p>
            <text:p text:style-name="P12"><text:span text:style-name="T3"><text:tab/></text:span><text:span text:style-name="T3"><text:tab/></text:span><text:span text:style-name="T3">receiver(</text:span><text:span text:style-name="T11">"Tess”</text:span><text:span text:style-name="T6">,</text:span><text:span text:style-name="T3"> channel_4.writer()</text:span><text:span text:style-name="T6">,</text:span><text:span text:style-name="T3"> channel_3.reader())</text:span></text:p>
            <text:p text:style-name="P12"><text:span text:style-name="T3"><text:tab/></text:span><text:span text:style-name="T3">]</text:span></text:p>
            <text:p text:style-name="P12"><text:span text:style-name="T3"/></text:p>
            <text:p text:style-name="P12"><text:span text:style-name="T3"><text:tab/></text:span><text:span text:style-name="T3">Parallel(process_lis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ier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Barriers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A barrier is a construct within a process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Similar to an Alternative, but rather than picking one of many inputs, will wait till </text:span><text:span text:style-name="T12">n</text:span><text:span text:style-name="T3"> of many inputs are ready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Used to synchronise process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ier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Barriers</text:span></text:p>
          </draw:text-box>
        </draw:frame>
        <draw:custom-shape draw:name="Rounded Rectangle 6" draw:style-name="gr4" draw:text-style-name="P13" draw:layer="layout" svg:width="4.09cm" svg:height="2.165cm" svg:x="7.391cm" svg:y="6.125cm">
          <text:p text:style-name="P8"><text:span text:style-name="T4">Produc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5" draw:text-style-name="P13" draw:layer="layout" svg:width="4.09cm" svg:height="2.165cm" svg:x="7.391cm" svg:y="9.088cm">
          <text:p text:style-name="P8"><text:span text:style-name="T4">Produc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6" draw:text-style-name="P13" draw:layer="layout" svg:width="4.09cm" svg:height="2.165cm" svg:x="7.391cm" svg:y="12.052cm">
          <text:p text:style-name="P8"><text:span text:style-name="T4">Produc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7" draw:text-style-name="P13" draw:layer="layout" svg:width="4.09cm" svg:height="2.165cm" svg:x="14.725cm" svg:y="9.088cm">
          <text:p text:style-name="P8"><text:span text:style-name="T4">Barri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8" draw:text-style-name="P13" draw:layer="layout" svg:width="4.539cm" svg:height="2.165cm" svg:x="22.385cm" svg:y="9.088cm">
          <text:p text:style-name="P8"><text:span text:style-name="T4">Consum</text:span><text:span text:style-name="T4">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3" draw:style-name="gr9" draw:text-style-name="P11" draw:layer="layout" svg:width="3.243cm" svg:height="2.962cm" svg:x="11.481cm" svg:y="7.208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7" draw:style-name="gr10" draw:text-style-name="P11" draw:layer="layout" svg:width="3.243cm" svg:height="2.962cm" svg:x="11.481cm" svg:y="10.171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20" draw:style-name="gr11" draw:text-style-name="P11" draw:layer="layout" svg:width="3.243cm" svg:height="0.001cm" svg:x="11.481cm" svg:y="10.1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12" draw:text-style-name="P11" draw:layer="layout" svg:width="3.568cm" svg:height="0.001cm" svg:x="18.816cm" svg:y="10.17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ier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Barrier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5">@process</text:span></text:p>
            <text:p text:style-name="P12"><text:span text:style-name="T6">def</text:span><text:span text:style-name="T3"> </text:span><text:span text:style-name="T7">producer</text:span><text:span text:style-name="T3">(pro_num</text:span><text:span text:style-name="T6">,</text:span><text:span text:style-name="T3"> to_barrier):</text:span></text:p>
            <text:p text:style-name="P12"><text:span text:style-name="T3"><text:tab/></text:span><text:span text:style-name="T3">sleep_for = random.randint(</text:span><text:span text:style-name="T13">2</text:span><text:span text:style-name="T6">,</text:span><text:span text:style-name="T3"> </text:span><text:span text:style-name="T13">10</text:span><text:span text:style-name="T3">)</text:span></text:p>
            <text:p text:style-name="P12"><text:span text:style-name="T3"><text:tab/></text:span><text:span text:style-name="T8">print</text:span><text:span text:style-name="T3">(</text:span><text:span text:style-name="T8">str</text:span><text:span text:style-name="T3">(pro_num) + </text:span><text:span text:style-name="T11">" sleeping for " </text:span><text:span text:style-name="T3">+</text:span><text:span text:style-name="T11"> </text:span><text:span text:style-name="T8">str</text:span><text:span text:style-name="T3">(sleep_for))</text:span></text:p>
            <text:p text:style-name="P12"><text:span text:style-name="T3"><text:tab/></text:span><text:span text:style-name="T3">time.sleep(sleep_for)</text:span></text:p>
            <text:p text:style-name="P12"><text:span text:style-name="T3"><text:tab/></text:span><text:span text:style-name="T8">print</text:span><text:span text:style-name="T3">(</text:span><text:span text:style-name="T8">str</text:span><text:span text:style-name="T3">(pro_num) + </text:span><text:span text:style-name="T11">" waking up"</text:span><text:span text:style-name="T3">)</text:span></text:p>
            <text:p text:style-name="P12"><text:span text:style-name="T3"><text:tab/></text:span><text:span text:style-name="T3">to_barrier(</text:span><text:span text:style-name="T13">0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ier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Barrier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5">@process</text:span></text:p>
            <text:p text:style-name="P12"><text:span text:style-name="T6">def</text:span><text:span text:style-name="T3"> </text:span><text:span text:style-name="T7">consumer</text:span><text:span text:style-name="T3">(from_barrier):</text:span></text:p>
            <text:p text:style-name="P12"><text:span text:style-name="T3"><text:tab/></text:span><text:span text:style-name="T6">while True</text:span><text:span text:style-name="T3">:</text:span></text:p>
            <text:p text:style-name="P12"><text:span text:style-name="T3"><text:tab/></text:span><text:span text:style-name="T3"><text:tab/></text:span><text:span text:style-name="T3">from_barrier()</text:span></text:p>
            <text:p text:style-name="P12"><text:span text:style-name="T3"><text:tab/></text:span><text:span text:style-name="T3"><text:tab/></text:span><text:span text:style-name="T8">print</text:span><text:span text:style-name="T3">(</text:span><text:span text:style-name="T11">"Consumer received note from barrier"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ier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Barrier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5">@process</text:span></text:p>
            <text:p text:style-name="P12"><text:span text:style-name="T6">def</text:span><text:span text:style-name="T3"> </text:span><text:span text:style-name="T7">barrier</text:span><text:span text:style-name="T3">(to_consumer</text:span><text:span text:style-name="T6">,</text:span><text:span text:style-name="T3"> from_producers):</text:span></text:p>
            <text:p text:style-name="P12"><text:span text:style-name="T3"><text:tab/></text:span><text:span text:style-name="T3">barrier = [</text:span><text:span text:style-name="T6">False</text:span><text:span text:style-name="T3">] * </text:span><text:span text:style-name="T8">len</text:span><text:span text:style-name="T3">(from_producers)</text:span></text:p>
            <text:p text:style-name="P12"><text:span text:style-name="T3"><text:tab/></text:span><text:span text:style-name="T6">while True</text:span><text:span text:style-name="T3">:</text:span></text:p>
            <text:p text:style-name="P12"><text:span text:style-name="T3"><text:tab/></text:span><text:span text:style-name="T3"><text:tab/></text:span><text:span text:style-name="T3">input_channel</text:span><text:span text:style-name="T6">,</text:span><text:span text:style-name="T3"> input_message = PriSelect(</text:span></text:p>
            <text:p text:style-name="P12"><text:span text:style-name="T3"><text:tab/></text:span><text:span text:style-name="T3"><text:tab/></text:span><text:span text:style-name="T3"><text:tab/></text:span><text:span text:style-name="T3"> <text:s text:c="3"/></text:span><text:span text:style-name="T3">[InputGuard(from_producers[i].reader()) </text:span><text:span text:style-name="T6">for</text:span><text:span text:style-name="T3"> i </text:span><text:span text:style-name="T6">in</text:span><text:span text:style-name="T3"> </text:span><text:span text:style-name="T8">range</text:span><text:span text:style-name="T3">(</text:span><text:span text:style-name="T8">len</text:span><text:span text:style-name="T3">(from_producers))]</text:span></text:p>
            <text:p text:style-name="P12"><text:span text:style-name="T3"><text:tab/></text:span><text:span text:style-name="T3"><text:tab/></text:span><text:span text:style-name="T3">)</text:span></text:p>
            <text:p text:style-name="P12"><text:span text:style-name="T3"><text:tab/></text:span><text:span text:style-name="T3"><text:tab/></text:span><text:span text:style-name="T6">for</text:span><text:span text:style-name="T3"> i </text:span><text:span text:style-name="T6">in</text:span><text:span text:style-name="T3"> </text:span><text:span text:style-name="T8">range</text:span><text:span text:style-name="T3">(</text:span><text:span text:style-name="T8">len</text:span><text:span text:style-name="T3">(from_producers)):</text:span></text:p>
            <text:p text:style-name="P12"><text:span text:style-name="T6"><text:tab/></text:span><text:span text:style-name="T6"><text:tab/></text:span><text:span text:style-name="T6"><text:tab/></text:span><text:span text:style-name="T6"> <text:s text:c="3"/></text:span><text:span text:style-name="T6">if</text:span><text:span text:style-name="T3"> </text:span><text:span text:style-name="T8">str</text:span><text:span text:style-name="T3">(from_producers[i].reader()) == </text:span><text:span text:style-name="T8">str</text:span><text:span text:style-name="T3">(input_channel):</text:span></text:p>
            <text:p text:style-name="P12"><text:span text:style-name="T3"><text:tab/></text:span><text:span text:style-name="T3"><text:tab/></text:span><text:span text:style-name="T3"><text:tab/></text:span><text:span text:style-name="T3"><text:tab/></text:span><text:span text:style-name="T3"> <text:s text:c="7"/></text:span><text:span text:style-name="T3">barrier[i] = </text:span><text:span text:style-name="T6">True</text:span></text:p>
            <text:p text:style-name="P12"><text:span text:style-name="T6"><text:tab/></text:span><text:span text:style-name="T6"><text:tab/></text:span><text:span text:style-name="T6">if</text:span><text:span text:style-name="T3"> </text:span><text:span text:style-name="T8">all</text:span><text:span text:style-name="T3">(barrier):</text:span></text:p>
            <text:p text:style-name="P12"><text:span text:style-name="T3"><text:tab/></text:span><text:span text:style-name="T3"><text:tab/></text:span><text:span text:style-name="T3"><text:tab/></text:span><text:span text:style-name="T3"> <text:s text:c="3"/></text:span><text:span text:style-name="T3">to_consumer(</text:span><text:span text:style-name="T13">0</text:span><text:span text:style-name="T3">)</text:span></text:p>
            <text:p text:style-name="P12"><text:span text:style-name="T3"><text:tab/></text:span><text:span text:style-name="T3"><text:tab/></text:span><text:span text:style-name="T3"><text:tab/></text:span><text:span text:style-name="T3"> <text:s text:c="3"/></text:span><text:span text:style-name="T3">barrier = [</text:span><text:span text:style-name="T6">False</text:span><text:span text:style-name="T3">] * </text:span><text:span text:style-name="T8">len</text:span><text:span text:style-name="T3">(from_producers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ier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Barrier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6">if</text:span><text:span text:style-name="T3"> __name__ == </text:span><text:span text:style-name="T11">"__main__"</text:span><text:span text:style-name="T3">:</text:span></text:p>
            <text:p text:style-name="P12"><text:span text:style-name="T3"><text:tab/></text:span><text:span text:style-name="T3">num = </text:span><text:span text:style-name="T13">5</text:span></text:p>
            <text:p text:style-name="P12"><text:span text:style-name="T3"><text:tab/></text:span><text:span text:style-name="T3">barrier_to_consumer = Channel()</text:span></text:p>
            <text:p text:style-name="P12"><text:span text:style-name="T3"><text:tab/></text:span><text:span text:style-name="T3">prod_to_barrier = Channel() * num</text:span></text:p>
            <text:p text:style-name="P12"><text:span text:style-name="T3"/></text:p>
            <text:p text:style-name="P12"><text:span text:style-name="T3"><text:tab/></text:span><text:span text:style-name="T3">Parallel(</text:span></text:p>
            <text:p text:style-name="P12"><text:span text:style-name="T3"><text:tab/></text:span><text:span text:style-name="T3"><text:tab/></text:span><text:span text:style-name="T3"> <text:s text:c="3"/></text:span><text:span text:style-name="T3">[producer(i</text:span><text:span text:style-name="T6">,</text:span><text:span text:style-name="T3"> prod_to_barrier[i].writer()) </text:span><text:span text:style-name="T6">for</text:span><text:span text:style-name="T3"> i </text:span><text:span text:style-name="T6">in</text:span><text:span text:style-name="T3"> </text:span><text:span text:style-name="T8">range</text:span><text:span text:style-name="T3">(num)]</text:span><text:span text:style-name="T6">,</text:span></text:p>
            <text:p text:style-name="P12"><text:span text:style-name="T3"><text:tab/></text:span><text:span text:style-name="T3"><text:tab/></text:span><text:span text:style-name="T3"> <text:s text:c="3"/></text:span><text:span text:style-name="T3">barrier(barrier_to_consumer.writer()</text:span><text:span text:style-name="T6">,</text:span><text:span text:style-name="T3"> prod_to_barrier)</text:span><text:span text:style-name="T6">,</text:span></text:p>
            <text:p text:style-name="P12"><text:span text:style-name="T3"><text:tab/></text:span><text:span text:style-name="T3"><text:tab/></text:span><text:span text:style-name="T3"> <text:s text:c="3"/></text:span><text:span text:style-name="T3">consumer(barrier_to_consumer.reader())</text:span></text:p>
            <text:p text:style-name="P12"><text:span text:style-name="T3"><text:tab/>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eConditions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PreConditions are a bit of extra Alternative functionality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Inputs are only considered if a Boolean is true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Useful for being extra selective on what inputs we consider, and retaining greater control over the syste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eConditions</text:span></text:p>
          </draw:text-box>
        </draw:frame>
        <draw:custom-shape draw:name="Rounded Rectangle 5" draw:style-name="gr2" draw:text-style-name="P9" draw:layer="layout" svg:width="4.09cm" svg:height="2.165cm" svg:x="7.682cm" svg:y="10.464cm">
          <text:p text:style-name="P8"><text:span text:style-name="T4">Produc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13" draw:text-style-name="P13" draw:layer="layout" svg:width="4.826cm" svg:height="2.165cm" svg:x="14.732cm" svg:y="6.219cm">
          <text:p text:style-name="P8"><text:span text:style-name="T4">Interrupt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4" draw:text-style-name="P13" draw:layer="layout" svg:width="5.588cm" svg:height="2.165cm" svg:x="14.478cm" svg:y="10.464cm">
          <text:p text:style-name="P8"><text:span text:style-name="T4">PreConditions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5" draw:text-style-name="P13" draw:layer="layout" svg:width="4.502cm" svg:height="2.165cm" svg:x="22.676cm" svg:y="10.464cm">
          <text:p text:style-name="P8"><text:span text:style-name="T4">Consumer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16" draw:text-style-name="P11" draw:layer="layout" svg:width="2.706cm" svg:height="0.001cm" svg:x="11.772cm" svg:y="11.5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17" draw:text-style-name="P11" draw:layer="layout" svg:width="2.61cm" svg:height="0.001cm" svg:x="20.066cm" svg:y="11.5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3" draw:text-style-name="P11" draw:layer="layout" svg:width="0.001cm" svg:height="2.079cm" svg:x="17.211cm" svg:y="8.38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eConditions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5">@process</text:span></text:p>
            <text:p text:style-name="P12"><text:span text:style-name="T6">def</text:span><text:span text:style-name="T3"> </text:span><text:span text:style-name="T7">producer</text:span><text:span text:style-name="T3">(to_preconditions):</text:span></text:p>
            <text:p text:style-name="P12"><text:span text:style-name="T3"><text:tab/></text:span><text:span text:style-name="T3">num = </text:span><text:span text:style-name="T13">0</text:span></text:p>
            <text:p text:style-name="P12"><text:span text:style-name="T3"><text:tab/></text:span><text:span text:style-name="T6">while True</text:span><text:span text:style-name="T3">:</text:span></text:p>
            <text:p text:style-name="P12"><text:span text:style-name="T3"><text:tab/></text:span><text:span text:style-name="T3"><text:tab/></text:span><text:span text:style-name="T3">to_preconditions(</text:span><text:span text:style-name="T11">"string_" </text:span><text:span text:style-name="T3">+ </text:span><text:span text:style-name="T8">str</text:span><text:span text:style-name="T3">(num))</text:span></text:p>
            <text:p text:style-name="P12"><text:span text:style-name="T3"><text:tab/></text:span><text:span text:style-name="T3"><text:tab/></text:span><text:span text:style-name="T3">time.sleep(</text:span><text:span text:style-name="T13">1</text:span><text:span text:style-name="T3">)</text:span></text:p>
            <text:p text:style-name="P12"><text:span text:style-name="T3"><text:tab/></text:span><text:span text:style-name="T3"><text:tab/></text:span><text:span text:style-name="T3">num += </text:span><text:span text:style-name="T13">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eConditions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5">@process</text:span></text:p>
            <text:p text:style-name="P12"><text:span text:style-name="T6">def</text:span><text:span text:style-name="T3"> </text:span><text:span text:style-name="T7">consumer</text:span><text:span text:style-name="T3">(from_preconditions):</text:span></text:p>
            <text:p text:style-name="P12"><text:span text:style-name="T3"><text:tab/></text:span><text:span text:style-name="T6">while True</text:span><text:span text:style-name="T3">:</text:span></text:p>
            <text:p text:style-name="P12"><text:span text:style-name="T3"><text:tab/></text:span><text:span text:style-name="T3"><text:tab/></text:span><text:span text:style-name="T3">message = from_preconditions()</text:span></text:p>
            <text:p text:style-name="P12"><text:span text:style-name="T3"><text:tab/></text:span><text:span text:style-name="T3"><text:tab/></text:span><text:span text:style-name="T8">print</text:span><text:span text:style-name="T3">(messag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eConditions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5">@process</text:span></text:p>
            <text:p text:style-name="P12"><text:span text:style-name="T6">def</text:span><text:span text:style-name="T3"> </text:span><text:span text:style-name="T7">interrupter</text:span><text:span text:style-name="T3">(to_preconditions):</text:span></text:p>
            <text:p text:style-name="P12"><text:span text:style-name="T3"><text:tab/></text:span><text:span text:style-name="T6">while True</text:span><text:span text:style-name="T3">:</text:span></text:p>
            <text:p text:style-name="P12"><text:span text:style-name="T3"><text:tab/></text:span><text:span text:style-name="T3"><text:tab/></text:span><text:span text:style-name="T3">time.sleep(</text:span><text:span text:style-name="T13">5</text:span><text:span text:style-name="T3">)</text:span></text:p>
            <text:p text:style-name="P12"><text:span text:style-name="T3"><text:tab/></text:span><text:span text:style-name="T3"><text:tab/></text:span><text:span text:style-name="T3">to_preconditions(</text:span><text:span text:style-name="T11">"stop"</text:span><text:span text:style-name="T3">)</text:span></text:p>
            <text:p text:style-name="P12"><text:span text:style-name="T3"><text:tab/></text:span><text:span text:style-name="T3"><text:tab/></text:span><text:span text:style-name="T3">time.sleep(</text:span><text:span text:style-name="T13">5</text:span><text:span text:style-name="T3">)</text:span></text:p>
            <text:p text:style-name="P12"><text:span text:style-name="T3"><text:tab/></text:span><text:span text:style-name="T3"><text:tab/></text:span><text:span text:style-name="T3">to_preconditions(</text:span><text:span text:style-name="T11">"start"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eCondition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6">if</text:span><text:span text:style-name="T3"> __name__ == </text:span><text:span text:style-name="T11">"__main__"</text:span><text:span text:style-name="T3">:</text:span></text:p>
            <text:p text:style-name="P12"><text:span text:style-name="T3"><text:tab/></text:span><text:span text:style-name="T3">pro_to_pre = Channel()</text:span></text:p>
            <text:p text:style-name="P12"><text:span text:style-name="T3"><text:tab/></text:span><text:span text:style-name="T3">int_to_pre = Channel()</text:span></text:p>
            <text:p text:style-name="P12"><text:span text:style-name="T3"><text:tab/></text:span><text:span text:style-name="T3">pre_to_con = Channel()</text:span></text:p>
            <text:p text:style-name="P12"><text:span text:style-name="T3"/></text:p>
            <text:p text:style-name="P12"><text:span text:style-name="T3"><text:tab/></text:span><text:span text:style-name="T3">Parallel(</text:span></text:p>
            <text:p text:style-name="P12"><text:span text:style-name="T3"><text:tab/></text:span><text:span text:style-name="T3"><text:tab/></text:span><text:span text:style-name="T3"> <text:s text:c="3"/></text:span><text:span text:style-name="T3">producer(pro_to_pre.writer())</text:span><text:span text:style-name="T6">,</text:span></text:p>
            <text:p text:style-name="P12"><text:span text:style-name="T3"><text:tab/></text:span><text:span text:style-name="T3"><text:tab/></text:span><text:span text:style-name="T3"> <text:s text:c="3"/></text:span><text:span text:style-name="T3">interrupter(int_to_pre.writer())</text:span><text:span text:style-name="T6">,</text:span></text:p>
            <text:p text:style-name="P12"><text:span text:style-name="T3"><text:tab/></text:span><text:span text:style-name="T3"><text:tab/></text:span><text:span text:style-name="T3"> <text:s text:c="3"/></text:span><text:span text:style-name="T3">preconditions(pro_to_pre.reader()</text:span><text:span text:style-name="T6">,</text:span><text:span text:style-name="T3"> int_to_pre.reader()</text:span><text:span text:style-name="T6">,</text:span><text:span text:style-name="T3"> pre_to_con.writer())</text:span><text:span text:style-name="T6">,</text:span></text:p>
            <text:p text:style-name="P12"><text:span text:style-name="T3"><text:tab/></text:span><text:span text:style-name="T3"><text:tab/></text:span><text:span text:style-name="T3"> <text:s text:c="3"/></text:span><text:span text:style-name="T3">consumer(pre_to_con.reader())</text:span></text:p>
            <text:p text:style-name="P12"><text:span text:style-name="T3"><text:tab/>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eCondition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5">@process</text:span></text:p>
            <text:p text:style-name="P12"><text:span text:style-name="T6">def</text:span><text:span text:style-name="T3"> </text:span><text:span text:style-name="T7">preconditions</text:span><text:span text:style-name="T3">(from_prod</text:span><text:span text:style-name="T6">,</text:span><text:span text:style-name="T3"> from_inter</text:span><text:span text:style-name="T6">,</text:span><text:span text:style-name="T3"> to_con):</text:span></text:p>
            <text:p text:style-name="P12"><text:span text:style-name="T3"><text:tab/></text:span><text:span text:style-name="T3">PRODUCER</text:span><text:span text:style-name="T6">,</text:span><text:span text:style-name="T3"> INTERRUPTER = </text:span><text:span text:style-name="T13">0</text:span><text:span text:style-name="T6">,</text:span><text:span text:style-name="T3"> </text:span><text:span text:style-name="T13">1</text:span></text:p>
            <text:p text:style-name="P12"><text:span text:style-name="T3"><text:tab/></text:span><text:span text:style-name="T3">preconditions = [</text:span><text:span text:style-name="T6">True</text:span><text:span text:style-name="T3">] * </text:span><text:span text:style-name="T13">2</text:span></text:p>
            <text:p text:style-name="P12"><text:span text:style-name="T3"><text:tab/></text:span><text:span text:style-name="T3">guards = [</text:span><text:span text:style-name="T6">None</text:span><text:span text:style-name="T3">] * </text:span><text:span text:style-name="T13">2</text:span></text:p>
            <text:p text:style-name="P12"><text:span text:style-name="T3"><text:tab/></text:span><text:span text:style-name="T3">guards[PRODUCER] = InputGuard(from_prod)</text:span></text:p>
            <text:p text:style-name="P12"><text:span text:style-name="T3"><text:tab/></text:span><text:span text:style-name="T3">guards[INTERRUPTER] = InputGuard(from_inter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eCondition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3"><text:tab/></text:span><text:span text:style-name="T6">while True</text:span><text:span text:style-name="T3">:</text:span></text:p>
            <text:p text:style-name="P12"><text:span text:style-name="T3"><text:tab/></text:span><text:span text:style-name="T3"><text:tab/></text:span><text:span text:style-name="T3"> <text:s text:c="3"/></text:span><text:span text:style-name="T3">preconditioned = []</text:span></text:p>
            <text:p text:style-name="P12"><text:span text:style-name="T3"><text:tab/></text:span><text:span text:style-name="T3"><text:tab/></text:span><text:span text:style-name="T3"> <text:s text:c="3"/></text:span><text:span text:style-name="T6">for</text:span><text:span text:style-name="T3"> index</text:span><text:span text:style-name="T6">, </text:span><text:span text:style-name="T3">guard </text:span><text:span text:style-name="T6">in</text:span><text:span text:style-name="T3"> </text:span><text:span text:style-name="T8">enumerate</text:span><text:span text:style-name="T3">(guards):</text:span></text:p>
            <text:p text:style-name="P12"><text:span text:style-name="T3"><text:tab/></text:span><text:span text:style-name="T3"><text:tab/></text:span><text:span text:style-name="T3"><text:tab/></text:span><text:span text:style-name="T3"> <text:s text:c="7"/></text:span><text:span text:style-name="T6">if</text:span><text:span text:style-name="T3"> preconditions[index]:</text:span></text:p>
            <text:p text:style-name="P12"><text:span text:style-name="T3"><text:tab/></text:span><text:span text:style-name="T3"><text:tab/></text:span><text:span text:style-name="T3"><text:tab/></text:span><text:span text:style-name="T3"><text:tab/></text:span><text:span text:style-name="T3"> <text:s text:c="11"/></text:span><text:span text:style-name="T3">preconditioned.append(guard)</text:span></text:p>
            <text:p text:style-name="P12"><text:span text:style-name="T3"/></text:p>
            <text:p text:style-name="P12"><text:span text:style-name="T3"><text:tab/></text:span><text:span text:style-name="T3"><text:tab/></text:span><text:span text:style-name="T3"> <text:s text:c="3"/></text:span><text:span text:style-name="T3">input_channel</text:span><text:span text:style-name="T6">,</text:span><text:span text:style-name="T3"> input_message = PriSelect(</text:span></text:p>
            <text:p text:style-name="P12"><text:span text:style-name="T3"><text:tab/></text:span><text:span text:style-name="T3"><text:tab/></text:span><text:span text:style-name="T3"><text:tab/></text:span><text:span text:style-name="T3"> <text:s text:c="7"/></text:span><text:span text:style-name="T3">preconditioned</text:span></text:p>
            <text:p text:style-name="P12"><text:span text:style-name="T3"><text:tab/></text:span><text:span text:style-name="T3"><text:tab/></text:span><text:span text:style-name="T3"> <text:s text:c="3"/>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eConditions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2"><text:span text:style-name="T3"><text:tab/></text:span><text:span text:style-name="T3"><text:tab/></text:span><text:span text:style-name="T6">if</text:span><text:span text:style-name="T3"> input_channel == from_prod:</text:span></text:p>
            <text:p text:style-name="P12"><text:span text:style-name="T3"><text:tab/></text:span><text:span text:style-name="T3"><text:tab/></text:span><text:span text:style-name="T3"><text:tab/></text:span><text:span text:style-name="T3">to_con(input_message)</text:span></text:p>
            <text:p text:style-name="P12"><text:span text:style-name="T3"><text:tab/></text:span><text:span text:style-name="T3"><text:tab/></text:span><text:span text:style-name="T6">if</text:span><text:span text:style-name="T3"> input_channel == from_inter:</text:span></text:p>
            <text:p text:style-name="P12"><text:span text:style-name="T3"><text:tab/></text:span><text:span text:style-name="T3"><text:tab/></text:span><text:span text:style-name="T3"><text:tab/></text:span><text:span text:style-name="T6">if</text:span><text:span text:style-name="T3"> input_message == </text:span><text:span text:style-name="T11">"start"</text:span><text:span text:style-name="T3">:</text:span></text:p>
            <text:p text:style-name="P12"><text:span text:style-name="T3"><text:tab/></text:span><text:span text:style-name="T3"><text:tab/></text:span><text:span text:style-name="T3"><text:tab/></text:span><text:span text:style-name="T3"><text:tab/></text:span><text:span text:style-name="T3">preconditions[PRODUCER] = </text:span><text:span text:style-name="T6">True</text:span></text:p>
            <text:p text:style-name="P12"><text:span text:style-name="T3"><text:tab/></text:span><text:span text:style-name="T3"><text:tab/></text:span><text:span text:style-name="T3"><text:tab/></text:span><text:span text:style-name="T6">if</text:span><text:span text:style-name="T3"> input_message == </text:span><text:span text:style-name="T11">"stop"</text:span><text:span text:style-name="T3">:</text:span></text:p>
            <text:p text:style-name="P12"><text:span text:style-name="T3"><text:tab/></text:span><text:span text:style-name="T3"><text:tab/></text:span><text:span text:style-name="T3"><text:tab/></text:span><text:span text:style-name="T3"><text:tab/></text:span><text:span text:style-name="T3">preconditions[PRODUCER] = </text:span><text:span text:style-name="T6">False</text:span></text:p>
            <text:p text:style-name="P12"><text:span text:style-name="T3"><text:tab/></text:span><text:span text:style-name="T14"># End of While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ug ‘n’ Play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lug ‘n’ Play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Honourable mention must be made of the Plug ‘n’ Play processes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These are simple processes bundled with Java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Very simple processes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But they’re prebuilt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</text:span><text:span text:style-name="MT1">ck </text:span><text:span text:style-name="MT1">to </text:span><text:span text:style-name="MT1">ed</text:span><text:span text:style-name="MT1">it </text:span><text:span text:style-name="MT1">M</text:span><text:span text:style-name="MT1">as</text:span><text:span text:style-name="MT1">te</text:span><text:span text:style-name="MT1">r </text:span><text:span text:style-name="MT1">ti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1-11">11/11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1-11">11/11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ther Useful Concepts</dc:title>
    <meta:initial-creator>Windows User</meta:initial-creator>
    <meta:editing-cycles>17</meta:editing-cycles>
    <meta:creation-date>2018-10-29T12:03:21</meta:creation-date>
    <dc:date>2018-11-11T14:34:39.541508572</dc:date>
    <meta:editing-duration>PT7H32M33S</meta:editing-duration>
    <meta:generator>LibreOffice/6.0.6.2$Linux_X86_64 LibreOffice_project/00m0$Build-2</meta:generator>
    <meta:document-statistic meta:object-count="1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